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{{variable.label}}</text:h>
      <text:p text:style-name="P2"/>
      <text:p text:style-name="P4">Variablenname: {{variable.name}}</text:p>
      <text:p text:style-name="P3">{{#if variable.description}}</text:p>
      <text:p text:style-name="P4">Beschreibung: <text:s/>{{variable.description}}</text:p>
      <text:p text:style-name="P3">{{/if}}</text:p>
      <text:p text:style-name="P4">Datentyp: {{translate prefix='metadatamanagementApp.DataType' key=variable.dataType}}</text:p>
      <text:p text:style-name="P4">Skalenniveau: {{translate prefix='metadatamanagementApp.ScaleLevel' key=variable.scaleLevel}}</text:p>
      <text:p text:style-name="P8"><text:span text:style-name="T1">{{#if variable.number}}</text:span>Variablennummer: {{variable.number}}</text:p>
      <text:p text:style-name="P8"><text:span text:style-name="T1">{{/if}}</text:span></text:p>
      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row><table:table-cell table:style-name="Tabelle1.A1" table:number-columns-spanned="4" office:value-type="string"><text:p text:style-name="P6">Häufigkeitsverteilungen</text:p></table:table-cell><table:covered-table-cell/><table:covered-table-cell/><table:covered-table-cell/></table:table-row><table:table-row><table:table-cell table:style-name="Tabelle1.A2" office:value-type="string"><text:p text:style-name="P7">Wert</text:p></table:table-cell><table:table-cell table:style-name="Tabelle1.A2" office:value-type="string"><text:p text:style-name="P7">Ausprägung</text:p></table:table-cell><table:table-cell table:style-name="Tabelle1.A2" office:value-type="string"><text:p text:style-name="P7">Missing</text:p></table:table-cell><table:table-cell table:style-name="Tabelle1.A2" office:value-type="string"><text:p text:style-name="P7">Anzahl</text:p></table:table-cell></table:table-row>{{#each variable.answerOptions}}<table:table-row><table:table-cell table:style-name="Tabelle1.A3" office:value-type="string"><text:p text:style-name="Text_20_body">{{code}}</text:p></table:table-cell><table:table-cell table:style-name="Tabelle1.B3" office:value-type="string"><text:p text:style-name="Text_20_body">{{label}}</text:p></table:table-cell><table:table-cell table:style-name="Tabelle1.C3" office:value-type="string"><text:p text:style-name="Text_20_body">{{encodeMissing isMissing}}</text:p></table:table-cell><table:table-cell table:style-name="Tabelle1.D3" office:value-type="string"><text:p text:style-name="Text_20_body">{{absoluteFrequency}}</text:p></table:table-cell></table:table-row>{{/each}}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variable.fdzProject.name}}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